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38</text:p>
      <text:p text:style-name="Standard"/>
      <text:p text:style-name="Standard">Demandeur : EARL PRAT SCOUL</text:p>
      <text:p text:style-name="Standard">Adresse : <text:line-break/>22450 CAMLEZ</text:p>
      <text:p text:style-name="Standard">Cédant : GAEC DE KERLASTR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MINIHY-TREGUIER</text:p>
      <text:p text:style-name="Standard"/>
      <text:p text:style-name="Standard"/>
      <text:p text:style-name="Standard"/>
      <text:p text:style-name="P1">Dossier n° : C22250338</text:p>
      <text:p text:style-name="P1"/>
      <text:p text:style-name="P1">Demandeur : EARL PRAT SCOUL</text:p>
      <text:p text:style-name="P1">Adresse : <text:line-break/>22450 CAMLEZ</text:p>
      <text:p text:style-name="P1">Cédant : GAEC DE KERLASTR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MINIHY-TREGUIER</text:p>
      <text:p text:style-name="P1"/>
      <text:p text:style-name="P1"/>
      <text:p text:style-name="P1">Parcelles : ZK118 - ZK125</text:p>
      <text:p text:style-name="P1">Superficie : 1,0803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